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7cm" style:rel-column-width="5385*"/>
    </style:style>
    <style:style style:name="Table1.B" style:family="table-column">
      <style:table-column-properties style:column-width="1.693cm" style:rel-column-width="6527*"/>
    </style:style>
    <style:style style:name="Table1.C" style:family="table-column">
      <style:table-column-properties style:column-width="1.545cm" style:rel-column-width="5956*"/>
    </style:style>
    <style:style style:name="Table1.F" style:family="table-column">
      <style:table-column-properties style:column-width="1.547cm" style:rel-column-width="5963*"/>
    </style:style>
    <style:style style:name="Table1.K" style:family="table-column">
      <style:table-column-properties style:column-width="1.549cm" style:rel-column-width="59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f61e3" officeooo:paragraph-rsid="002f61e3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e5a" officeooo:paragraph-rsid="0030f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973" officeooo:paragraph-rsid="0034d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13">Connect UNO</text:p>
      <text:p text:style-name="P5"/>
      <text:p text:style-name="P5"><text:span text:style-name="T18">1.<text:tab/></text:span>Open “UNO_programs_328” and upload to UNO</text:p>
      <text:p text:style-name="P15">Upload <text:span text:style-name="T8">and run UNO_Calibrates_328.</text:span></text:p>
      <text:p text:style-name="P17"><text:span text:style-name="T9">S</text:span>elect User cal as 144<text:tab/><text:tab/>(Default is 145)</text:p>
      <text:p text:style-name="P17"/>
      <text:p text:style-name="P15"><text:span text:style-name="T18">2.<text:tab/></text:span>Upload <text:span text:style-name="T10">and run</text:span></text:p>
      <text:p text:style-name="P14">CP<text:span text:style-name="T9">2102_UPDI_Programmer</text:span></text:p>
      <text:p text:style-name="P6">Upload mini-OS <text:span text:style-name="T11">to ATtiny1606</text:span></text:p>
      <text:p text:style-name="P6"/>
      <text:p text:style-name="P16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16"><text:span text:style-name="T18">4.<text:tab/></text:span>Upload <text:span text:style-name="T10">and run bootloader.hex</text:span></text:p>
      <text:p text:style-name="P18">Disconnect the UNO</text:p>
      <text:p text:style-name="P18">POR PCB111000_CP2102<text:tab/>Default app runs</text:p>
      <text:p text:style-name="P18">Pulse reset control switch</text:p>
      <text:p text:style-name="P18">Upload “Recal_328_using_crystal”</text:p>
      <text:p text:style-name="P18">Select user cal of 143</text:p>
      <text:p text:style-name="P18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22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2"/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 table:number-columns-repeated="4"/>
        <table:table-column table:style-name="Table1.K"/>
        <table:table-row>
          <table:table-cell table:style-name="Table1.A1" office:value-type="string">
            <text:p text:style-name="P19"/>
          </table:table-cell>
          <table:table-cell table:style-name="Table1.B1" table:number-columns-spanned="10" office:value-type="string">
            <text:p text:style-name="P20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Test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7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9</text:p>
          </table:table-cell>
          <table:table-cell table:style-name="Table1.K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44/145</text:p>
          </table:table-cell>
          <table:table-cell table:style-name="Table1.A2" office:value-type="string">
            <text:p text:style-name="P23">75/129</text:p>
          </table:table-cell>
          <table:table-cell table:style-name="Table1.A2" office:value-type="string">
            <text:p text:style-name="P27">68/72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ok</text:p>
          </table:table-cell>
          <table:table-cell table:style-name="Table1.A2" office:value-type="string">
            <text:p text:style-name="P24">ok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0">-<text:span text:style-name="T19">10</text:span></text:p>
          </table:table-cell>
          <table:table-cell table:style-name="Table1.A2" office:value-type="string">
            <text:p text:style-name="P19">-<text:span text:style-name="T19">9</text:span></text:p>
          </table:table-cell>
          <table:table-cell table:style-name="Table1.A2" office:value-type="string">
            <text:p text:style-name="P19">-<text:span text:style-name="T20">10</text:span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1">143</text:p>
          </table:table-cell>
          <table:table-cell table:style-name="Table1.A2" office:value-type="string">
            <text:p text:style-name="P25">74</text:p>
          </table:table-cell>
          <table:table-cell table:style-name="Table1.A2" office:value-type="string">
            <text:p text:style-name="P28">67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1">ok</text:p>
          </table:table-cell>
          <table:table-cell table:style-name="Table1.A2" office:value-type="string">
            <text:p text:style-name="P26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1">ok</text:p>
          </table:table-cell>
          <table:table-cell table:style-name="Table1.A2" office:value-type="string">
            <text:p text:style-name="P26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A2" office:value-type="string">
            <text:p text:style-name="P21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K2" office:value-type="string">
            <text:p text:style-name="P19"/>
          </table:table-cell>
        </table:table-row>
      </table:table>
      <text:p text:style-name="P12"/>
      <text:p text:style-name="P18"/>
      <text:p text:style-name="P18"/>
      <text:p text:style-name="P8"/>
      <text:p text:style-name="P8"/>
      <text:p text:style-name="P6"/>
      <text:p text:style-name="P6"/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03T20:39:47.229000000</dc:date>
    <meta:editing-duration>PT8H46M29S</meta:editing-duration>
    <meta:editing-cycles>17</meta:editing-cycles>
    <meta:document-statistic meta:table-count="1" meta:image-count="0" meta:object-count="0" meta:page-count="2" meta:paragraph-count="83" meta:word-count="221" meta:character-count="1359" meta:non-whitespace-character-count="1154"/>
  </office:meta>
</office:document-meta>
</file>